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7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7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7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ima</text:p>
          </table:table-cell>
          <table:table-cell table:style-name="ce10" table:number-columns-repeated="18"/>
          <table:table-cell table:number-columns-repeated="6" table:style-name="ce2" office:value-type="float" office:value="4">
            <text:p>4</text:p>
          </table:table-cell>
          <table:table-cell table:style-name="ce2" table:number-columns-repeated="998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99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ojekt 3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table:number-columns-repeated="4" office:value-type="float" office:value="2">
            <text:p>2</text:p>
          </table:table-cell>
          <table:table-cell table:number-columns-repeated="999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1.9">
            <text:p>1,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16" office:value-type="float" office:value="3.5">
            <text:p>3,5</text:p>
          </table:table-cell>
          <table:table-cell table:style-name="ce2" table:number-columns-repeated="3"/>
          <table:table-cell table:style-name="ce2" office:value-type="float" office:value="3.5">
            <text:p>3,5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6" table:style-name="ce5" office:value-type="float" office:value="2">
            <text:p>2</text:p>
          </table:table-cell>
          <table:table-cell table:style-name="ce5" table:number-columns-repeated="999"/>
        </table:table-row>
        <table:table-row table:style-name="ro2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6" table:style-name="ce5" office:value-type="float" office:value="2">
            <text:p>2</text:p>
          </table:table-cell>
          <table:table-cell table:style-name="ce5" table:number-columns-repeated="999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4"/>
          <table:table-cell table:style-name="ce2" office:value-type="float" office:value="1.7">
            <text:p>1,7</text:p>
          </table:table-cell>
          <table:table-cell table:style-name="ce2" office:value-type="float" office:value="3.2">
            <text:p>3,2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4"/>
          <table:table-cell table:style-name="ce2" office:value-type="string">
            <text:p>StartUp</text:p>
          </table:table-cell>
          <table:table-cell table:style-name="ce2" office:value-type="string">
            <text:p>StUp+PdL</text:p>
          </table:table-cell>
          <table:table-cell table:style-name="ce2" table:number-columns-repeated="998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6])" office:value-type="float" office:value="21">
            <text:p>21</text:p>
          </table:table-cell>
          <table:table-cell table:style-name="ce9" table:formula="of:=SUM([.U2:.U26])" office:value-type="float" office:value="32.6">
            <text:p>32,6</text:p>
          </table:table-cell>
          <table:table-cell table:style-name="ce9" table:formula="of:=SUM([.V2:.V26])" office:value-type="float" office:value="19">
            <text:p>19</text:p>
          </table:table-cell>
          <table:table-cell table:style-name="ce9" table:formula="of:=SUM([.W2:.W26])" office:value-type="float" office:value="22">
            <text:p>22</text:p>
          </table:table-cell>
          <table:table-cell table:style-name="ce9" table:formula="of:=SUM([.X2:.X26])" office:value-type="float" office:value="23.7">
            <text:p>23,7</text:p>
          </table:table-cell>
          <table:table-cell table:style-name="ce9" table:formula="of:=SUM([.Y2:.Y26])" office:value-type="float" office:value="17.7">
            <text:p>17,7</text:p>
          </table:table-cell>
          <table:table-cell table:number-columns-repeated="999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08.12.2021</text:date>, <text:time>09:05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1-12-08T09:05:59.16</dc:date>
    <dc:creator>Jirka Dell'Oro-Friedl</dc:creator>
    <meta:editing-duration>P7DT3H14M21S</meta:editing-duration>
    <meta:editing-cycles>65</meta:editing-cycles>
    <meta:document-statistic meta:table-count="3" meta:cell-count="348" meta:object-count="0"/>
  </office:meta>
</office:document-meta>
</file>